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unito Sans" svg:font-family="'Nunito Sans', Helvetica, Arial, Lucida, sans-serif"/>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line-height="150%" fo:text-align="start" style:justify-single-word="false"/>
      <style:text-properties fo:font-size="12pt" fo:font-weight="normal" officeooo:rsid="001f14f4" officeooo:paragraph-rsid="0032145c" style:font-size-asian="10.5pt" style:font-weight-asian="normal" style:font-size-complex="12pt" style:font-weight-complex="normal"/>
    </style:style>
    <style:style style:name="P2" style:family="paragraph" style:parent-style-name="Text_20_body">
      <style:paragraph-properties fo:line-height="150%" fo:text-align="start" style:justify-single-word="false"/>
      <style:text-properties fo:font-size="12pt" fo:font-weight="normal" officeooo:rsid="001f14f4" officeooo:paragraph-rsid="0032145c" style:font-size-asian="10.5pt" style:font-weight-asian="normal" style:font-size-complex="12pt" style:font-weight-complex="normal"/>
    </style:style>
    <style:style style:name="P3" style:family="paragraph" style:parent-style-name="Standard">
      <style:paragraph-properties fo:line-height="150%" fo:text-align="start" style:justify-single-word="false"/>
      <style:text-properties fo:font-size="12pt" fo:font-weight="normal" officeooo:rsid="003e685b" officeooo:paragraph-rsid="003e685b" style:font-size-asian="10.5pt" style:font-weight-asian="normal" style:font-size-complex="12pt" style:font-weight-complex="normal"/>
    </style:style>
    <style:style style:name="P4" style:family="paragraph" style:parent-style-name="Standard">
      <style:paragraph-properties fo:line-height="150%" fo:text-align="start" style:justify-single-word="false"/>
      <style:text-properties fo:font-size="12pt" fo:font-weight="normal" officeooo:rsid="003eccef" officeooo:paragraph-rsid="003eccef" style:font-size-asian="10.5pt" style:font-weight-asian="normal" style:font-size-complex="12pt" style:font-weight-complex="normal"/>
    </style:style>
    <style:style style:name="P5" style:family="paragraph" style:parent-style-name="Standard">
      <style:paragraph-properties fo:line-height="150%" fo:text-align="start" style:justify-single-word="false"/>
      <style:text-properties fo:font-size="12pt" fo:font-weight="normal" officeooo:rsid="0042ce39" officeooo:paragraph-rsid="0042ce39" style:font-size-asian="10.5pt" style:font-weight-asian="normal" style:font-size-complex="12pt" style:font-weight-complex="normal"/>
    </style:style>
    <style:style style:name="P6" style:family="paragraph" style:parent-style-name="Standard">
      <style:paragraph-properties fo:line-height="150%" fo:text-align="center" style:justify-single-word="false"/>
      <style:text-properties style:font-name="Times New Roman" fo:font-size="20pt" fo:font-weight="bold" officeooo:rsid="001d2c05" officeooo:paragraph-rsid="001d2c05" style:font-size-asian="20pt" style:font-weight-asian="bold" style:font-size-complex="20pt" style:font-weight-complex="bold"/>
    </style:style>
    <style:style style:name="P7" style:family="paragraph" style:parent-style-name="Standard">
      <style:paragraph-properties fo:line-height="150%" fo:text-align="start" style:justify-single-word="false"/>
      <style:text-properties style:font-name="Times New Roman" fo:font-size="12pt" fo:font-weight="normal" officeooo:rsid="001d2c05" officeooo:paragraph-rsid="001d2c05" style:font-size-asian="10.5pt" style:font-weight-asian="normal" style:font-size-complex="12pt" style:font-weight-complex="normal"/>
    </style:style>
    <style:style style:name="P8" style:family="paragraph" style:parent-style-name="Standard">
      <style:paragraph-properties fo:line-height="150%" fo:text-align="start" style:justify-single-word="false"/>
      <style:text-properties style:font-name="Times New Roman" fo:font-size="12pt" fo:font-weight="normal" officeooo:rsid="001f14f4" officeooo:paragraph-rsid="0032145c" style:font-size-asian="10.5pt" style:font-weight-asian="normal" style:font-size-complex="12pt" style:font-weight-complex="normal"/>
    </style:style>
    <style:style style:name="P9" style:family="paragraph" style:parent-style-name="Standard">
      <style:paragraph-properties fo:line-height="150%" fo:text-align="start" style:justify-single-word="false"/>
      <style:text-properties style:font-name="Times New Roman" fo:font-size="12pt" fo:font-weight="normal" officeooo:rsid="0022c388" officeooo:paragraph-rsid="0022c388" style:font-size-asian="10.5pt" style:font-weight-asian="normal" style:font-size-complex="12pt" style:font-weight-complex="normal"/>
    </style:style>
    <style:style style:name="P10" style:family="paragraph" style:parent-style-name="Standard">
      <style:paragraph-properties fo:line-height="150%" fo:text-align="start" style:justify-single-word="false"/>
      <style:text-properties style:font-name="Times New Roman" fo:font-size="12pt" fo:font-weight="normal" officeooo:rsid="0023a3e2" officeooo:paragraph-rsid="0023a3e2" style:font-size-asian="10.5pt" style:font-weight-asian="normal" style:font-size-complex="12pt" style:font-weight-complex="normal"/>
    </style:style>
    <style:style style:name="P11" style:family="paragraph" style:parent-style-name="Standard">
      <style:paragraph-properties fo:line-height="150%" fo:text-align="start" style:justify-single-word="false"/>
      <style:text-properties style:font-name="Times New Roman" fo:font-size="12pt" fo:font-weight="normal" officeooo:rsid="0023a3e2" officeooo:paragraph-rsid="004155fd" style:font-size-asian="10.5pt" style:font-weight-asian="normal" style:font-size-complex="12pt" style:font-weight-complex="normal"/>
    </style:style>
    <style:style style:name="P12" style:family="paragraph" style:parent-style-name="Standard">
      <style:paragraph-properties fo:line-height="150%" fo:text-align="start" style:justify-single-word="false"/>
      <style:text-properties style:font-name="Times New Roman" fo:font-size="12pt" fo:font-weight="normal" officeooo:rsid="002552e2" officeooo:paragraph-rsid="002552e2" style:font-size-asian="10.5pt" style:font-weight-asian="normal" style:font-size-complex="12pt" style:font-weight-complex="normal"/>
    </style:style>
    <style:style style:name="P13" style:family="paragraph" style:parent-style-name="Standard">
      <style:paragraph-properties fo:line-height="150%" fo:text-align="start" style:justify-single-word="false"/>
      <style:text-properties style:font-name="Times New Roman" fo:font-size="12pt" fo:font-weight="normal" officeooo:rsid="00279acf" officeooo:paragraph-rsid="00279acf"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style:font-name="Times New Roman" fo:font-size="12pt" fo:font-weight="normal" officeooo:rsid="0027dd1b" officeooo:paragraph-rsid="0027dd1b"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Times New Roman" fo:font-size="12pt" fo:font-weight="normal" officeooo:rsid="00281707" officeooo:paragraph-rsid="00281707" style:font-size-asian="10.5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font-name="Times New Roman" fo:font-size="12pt" fo:font-weight="normal" officeooo:rsid="0029705d" officeooo:paragraph-rsid="0029705d"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Times New Roman" fo:font-size="12pt" fo:font-weight="normal" officeooo:rsid="002b51d5" officeooo:paragraph-rsid="002b51d5"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style:font-name="Times New Roman" fo:font-size="12pt" fo:font-weight="normal" officeooo:rsid="002bfdeb" officeooo:paragraph-rsid="002bfdeb" style:font-size-asian="10.5pt" style:font-weight-asian="normal" style:font-size-complex="12pt" style:font-weight-complex="normal"/>
    </style:style>
    <style:style style:name="P19" style:family="paragraph" style:parent-style-name="Standard">
      <style:paragraph-properties fo:line-height="150%" fo:text-align="start" style:justify-single-word="false"/>
      <style:text-properties style:font-name="Times New Roman" fo:font-size="12pt" fo:font-weight="normal" officeooo:rsid="002dc59c" officeooo:paragraph-rsid="002dc59c" style:font-size-asian="10.5pt" style:font-weight-asian="normal" style:font-size-complex="12pt" style:font-weight-complex="normal"/>
    </style:style>
    <style:style style:name="P20" style:family="paragraph" style:parent-style-name="Standard">
      <style:paragraph-properties fo:line-height="150%" fo:text-align="start" style:justify-single-word="false"/>
      <style:text-properties style:font-name="Times New Roman" fo:font-size="12pt" fo:font-weight="normal" officeooo:rsid="002ec0c6" officeooo:paragraph-rsid="002ec0c6" style:font-size-asian="10.5pt" style:font-weight-asian="normal" style:font-size-complex="12pt" style:font-weight-complex="normal"/>
    </style:style>
    <style:style style:name="P21" style:family="paragraph" style:parent-style-name="Standard">
      <style:paragraph-properties fo:line-height="150%" fo:text-align="start" style:justify-single-word="false"/>
      <style:text-properties style:font-name="Times New Roman" fo:font-size="12pt" fo:font-weight="normal" officeooo:rsid="0039e280" officeooo:paragraph-rsid="0039e280" style:font-size-asian="10.5pt" style:font-weight-asian="normal" style:font-size-complex="12pt" style:font-weight-complex="normal"/>
    </style:style>
    <style:style style:name="P22" style:family="paragraph" style:parent-style-name="Standard">
      <style:paragraph-properties fo:line-height="150%" fo:text-align="start" style:justify-single-word="false"/>
      <style:text-properties style:font-name="Times New Roman" fo:font-size="12pt" fo:font-weight="normal" officeooo:rsid="003a93c3" officeooo:paragraph-rsid="003a93c3" style:font-size-asian="10.5pt" style:font-weight-asian="normal" style:font-size-complex="12pt" style:font-weight-complex="normal"/>
    </style:style>
    <style:style style:name="P23" style:family="paragraph" style:parent-style-name="Standard">
      <style:paragraph-properties fo:line-height="150%" fo:text-align="start" style:justify-single-word="false"/>
      <style:text-properties style:font-name="Times New Roman" fo:font-size="12pt" fo:font-weight="normal" officeooo:rsid="003d11af" officeooo:paragraph-rsid="003d11af" style:font-size-asian="10.5pt" style:font-weight-asian="normal" style:font-size-complex="12pt" style:font-weight-complex="normal"/>
    </style:style>
    <style:style style:name="P24" style:family="paragraph" style:parent-style-name="Standard">
      <style:paragraph-properties fo:line-height="150%" fo:text-align="start" style:justify-single-word="false"/>
      <style:text-properties style:font-name="Times New Roman" fo:font-size="12pt" fo:font-weight="normal" officeooo:rsid="0030ab5e" officeooo:paragraph-rsid="004155fd" style:font-size-asian="10.5pt" style:font-weight-asian="normal" style:font-size-complex="12pt" style:font-weight-complex="normal"/>
    </style:style>
    <style:style style:name="P25" style:family="paragraph" style:parent-style-name="Standard">
      <style:paragraph-properties fo:line-height="150%" fo:text-align="start" style:justify-single-word="false"/>
      <style:text-properties style:font-name="Times New Roman" fo:font-size="12pt" fo:font-weight="normal" officeooo:rsid="003eccef" officeooo:paragraph-rsid="004155fd" style:font-size-asian="10.5pt" style:font-weight-asian="normal" style:font-size-complex="12pt" style:font-weight-complex="normal"/>
    </style:style>
    <style:style style:name="P26" style:family="paragraph" style:parent-style-name="Standard">
      <style:paragraph-properties fo:line-height="150%" fo:text-align="start" style:justify-single-word="false"/>
      <style:text-properties style:font-name="Times New Roman" fo:font-size="12pt" fo:font-weight="normal" officeooo:rsid="003f2370" officeooo:paragraph-rsid="004155fd" style:font-size-asian="10.5pt" style:font-weight-asian="normal" style:font-size-complex="12pt" style:font-weight-complex="normal"/>
    </style:style>
    <style:style style:name="P27" style:family="paragraph" style:parent-style-name="Standard">
      <style:paragraph-properties fo:line-height="150%" fo:text-align="start" style:justify-single-word="false"/>
      <style:text-properties style:font-name="Times New Roman" fo:font-size="12pt" fo:font-weight="bold" officeooo:rsid="0022c388" officeooo:paragraph-rsid="0022c388" style:font-size-asian="10.5pt" style:font-weight-asian="bold" style:font-size-complex="12pt" style:font-weight-complex="bold"/>
    </style:style>
    <style:style style:name="P28" style:family="paragraph" style:parent-style-name="Standard">
      <style:paragraph-properties fo:line-height="150%" fo:text-align="start" style:justify-single-word="false"/>
      <style:text-properties style:font-name="Times New Roman" fo:font-size="12pt" fo:font-weight="bold" officeooo:rsid="0023a3e2" officeooo:paragraph-rsid="0023a3e2" style:font-size-asian="10.5pt" style:font-weight-asian="bold" style:font-size-complex="12pt" style:font-weight-complex="bold"/>
    </style:style>
    <style:style style:name="P29" style:family="paragraph" style:parent-style-name="Standard">
      <style:paragraph-properties fo:line-height="150%" fo:text-align="start" style:justify-single-word="false"/>
      <style:text-properties style:font-name="Times New Roman" fo:font-size="12pt" fo:font-weight="bold" officeooo:rsid="0023a3e2" officeooo:paragraph-rsid="00345a90" style:font-size-asian="10.5pt" style:font-weight-asian="bold" style:font-size-complex="12pt" style:font-weight-complex="bold"/>
    </style:style>
    <style:style style:name="P30" style:family="paragraph" style:parent-style-name="Standard">
      <style:paragraph-properties fo:line-height="150%" fo:text-align="start" style:justify-single-word="false"/>
      <style:text-properties style:font-name="Times New Roman" fo:font-size="12pt" fo:font-weight="bold" officeooo:rsid="002552e2" officeooo:paragraph-rsid="002552e2" style:font-size-asian="10.5pt" style:font-weight-asian="bold" style:font-size-complex="12pt" style:font-weight-complex="bold"/>
    </style:style>
    <style:style style:name="P31" style:family="paragraph" style:parent-style-name="Standard">
      <style:paragraph-properties fo:line-height="150%" fo:text-align="start" style:justify-single-word="false"/>
      <style:text-properties style:font-name="Times New Roman" fo:font-size="12pt" fo:font-weight="bold" officeooo:rsid="00279acf" officeooo:paragraph-rsid="00279acf" style:font-size-asian="10.5pt" style:font-weight-asian="bold" style:font-size-complex="12pt" style:font-weight-complex="bold"/>
    </style:style>
    <style:style style:name="P32" style:family="paragraph" style:parent-style-name="Standard">
      <style:paragraph-properties fo:line-height="150%" fo:text-align="start" style:justify-single-word="false"/>
      <style:text-properties style:font-name="Times New Roman" fo:font-size="12pt" fo:font-weight="bold" officeooo:rsid="0027dd1b" officeooo:paragraph-rsid="0027dd1b" style:font-size-asian="10.5pt" style:font-weight-asian="bold" style:font-size-complex="12pt" style:font-weight-complex="bold"/>
    </style:style>
    <style:style style:name="P33" style:family="paragraph" style:parent-style-name="Standard">
      <style:paragraph-properties fo:line-height="150%" fo:text-align="start" style:justify-single-word="false"/>
      <style:text-properties style:font-name="Times New Roman" fo:font-size="12pt" fo:font-weight="bold" officeooo:rsid="00281707" officeooo:paragraph-rsid="00281707" style:font-size-asian="10.5pt" style:font-weight-asian="bold" style:font-size-complex="12pt" style:font-weight-complex="bold"/>
    </style:style>
    <style:style style:name="P34" style:family="paragraph" style:parent-style-name="Standard">
      <style:paragraph-properties fo:line-height="150%" fo:text-align="start" style:justify-single-word="false"/>
      <style:text-properties style:font-name="Times New Roman" fo:font-size="12pt" fo:font-weight="bold" officeooo:rsid="0029705d" officeooo:paragraph-rsid="0029705d" style:font-size-asian="10.5pt" style:font-weight-asian="bold" style:font-size-complex="12pt" style:font-weight-complex="bold"/>
    </style:style>
    <style:style style:name="P35" style:family="paragraph" style:parent-style-name="Standard">
      <style:paragraph-properties fo:line-height="150%" fo:text-align="start" style:justify-single-word="false"/>
      <style:text-properties style:font-name="Times New Roman" fo:font-size="12pt" fo:font-weight="bold" officeooo:rsid="001d2c05" officeooo:paragraph-rsid="002b51d5" style:font-size-asian="10.5pt" style:font-weight-asian="bold" style:font-size-complex="12pt" style:font-weight-complex="bold"/>
    </style:style>
    <style:style style:name="P36" style:family="paragraph" style:parent-style-name="Standard">
      <style:paragraph-properties fo:line-height="150%" fo:text-align="start" style:justify-single-word="false"/>
      <style:text-properties style:font-name="Times New Roman" fo:font-size="12pt" fo:font-weight="bold" officeooo:rsid="001d2c05" officeooo:paragraph-rsid="002bfdeb" style:font-size-asian="10.5pt" style:font-weight-asian="bold" style:font-size-complex="12pt" style:font-weight-complex="bold"/>
    </style:style>
    <style:style style:name="P37" style:family="paragraph" style:parent-style-name="Standard">
      <style:paragraph-properties fo:line-height="150%" fo:text-align="start" style:justify-single-word="false"/>
      <style:text-properties style:font-name="Times New Roman" fo:font-size="12pt" fo:font-weight="bold" officeooo:rsid="001d2c05" officeooo:paragraph-rsid="004155fd" style:font-size-asian="10.5pt" style:font-weight-asian="bold" style:font-size-complex="12pt" style:font-weight-complex="bold"/>
    </style:style>
    <style:style style:name="P38" style:family="paragraph" style:parent-style-name="Standard">
      <style:paragraph-properties fo:line-height="150%" fo:text-align="start" style:justify-single-word="false"/>
      <style:text-properties style:font-name="Times New Roman" fo:font-size="12pt" fo:font-weight="bold" officeooo:rsid="003eccef" officeooo:paragraph-rsid="004155fd" style:font-size-asian="10.5pt" style:font-weight-asian="bold" style:font-size-complex="12pt" style:font-weight-complex="bold"/>
    </style:style>
    <style:style style:name="P39" style:family="paragraph" style:parent-style-name="Standard">
      <style:paragraph-properties fo:line-height="150%" fo:text-align="start" style:justify-single-word="false"/>
      <style:text-properties style:font-name="Times New Roman" fo:font-size="12pt" fo:font-weight="bold" officeooo:rsid="003f2370" officeooo:paragraph-rsid="004155fd" style:font-size-asian="10.5pt" style:font-weight-asian="bold" style:font-size-complex="12pt" style:font-weight-complex="bold"/>
    </style:style>
    <style:style style:name="P40" style:family="paragraph" style:parent-style-name="Standard">
      <style:paragraph-properties fo:line-height="150%" fo:text-align="start" style:justify-single-word="false"/>
      <style:text-properties style:font-name="Times New Roman" fo:font-size="12pt" fo:font-weight="bold" officeooo:rsid="0030ab5e" officeooo:paragraph-rsid="0030ab5e" style:font-weight-asian="bold" style:font-weight-complex="bold"/>
    </style:style>
    <style:style style:name="P41" style:family="paragraph" style:parent-style-name="Standard">
      <style:paragraph-properties fo:line-height="150%" fo:text-align="start" style:justify-single-word="false"/>
      <style:text-properties style:font-name="Times New Roman" fo:font-size="12pt" fo:font-style="italic" fo:font-weight="normal" officeooo:rsid="0030ab5e" officeooo:paragraph-rsid="004155fd" style:font-size-asian="10.5pt" style:font-style-asian="italic" style:font-weight-asian="normal" style:font-size-complex="12pt" style:font-style-complex="italic" style:font-weight-complex="normal"/>
    </style:style>
    <style:style style:name="P42" style:family="paragraph" style:parent-style-name="Standard">
      <style:paragraph-properties fo:line-height="150%" fo:text-align="start" style:justify-single-word="false"/>
      <style:text-properties style:font-name="Times New Roman" fo:font-weight="normal" officeooo:rsid="002ec0c6" officeooo:paragraph-rsid="002ec0c6" style:font-weight-asian="normal" style:font-weight-complex="normal"/>
    </style:style>
    <style:style style:name="P43" style:family="paragraph" style:parent-style-name="Standard">
      <style:paragraph-properties fo:line-height="150%" fo:text-align="start" style:justify-single-word="false"/>
      <style:text-properties style:font-name="Times New Roman" fo:font-weight="normal" officeooo:paragraph-rsid="002ec0c6" style:font-weight-asian="normal" style:font-weight-complex="normal"/>
    </style:style>
    <style:style style:name="P44" style:family="paragraph" style:parent-style-name="Standard">
      <style:paragraph-properties fo:line-height="150%" fo:text-align="start" style:justify-single-word="false"/>
      <style:text-properties style:font-name="Times New Roman" fo:font-size="15pt" fo:font-weight="bold" officeooo:rsid="003d11af" officeooo:paragraph-rsid="003d11af" style:font-size-asian="15pt" style:font-weight-asian="bold" style:font-size-complex="15pt" style:font-weight-complex="bold"/>
    </style:style>
    <style:style style:name="P45" style:family="paragraph" style:parent-style-name="Standard">
      <style:paragraph-properties fo:line-height="150%" fo:text-align="start" style:justify-single-word="false"/>
      <style:text-properties style:font-name="Times New Roman" fo:font-size="15pt" fo:font-weight="bold" officeooo:rsid="0027dd1b" officeooo:paragraph-rsid="003e685b" style:font-size-asian="15pt" style:font-weight-asian="bold" style:font-size-complex="15pt" style:font-weight-complex="bold"/>
    </style:style>
    <style:style style:name="P46" style:family="paragraph" style:parent-style-name="Standard">
      <style:paragraph-properties fo:line-height="150%" fo:text-align="start" style:justify-single-word="false"/>
      <style:text-properties fo:color="#000000" loext:opacity="100%" style:font-name="Times New Roman" fo:font-size="12pt" fo:font-weight="normal" officeooo:rsid="001d8c3d" officeooo:paragraph-rsid="0032145c" style:font-size-asian="10.5pt" style:font-weight-asian="normal" style:font-size-complex="12pt" style:font-weight-complex="normal"/>
    </style:style>
    <style:style style:name="P47" style:family="paragraph" style:parent-style-name="Standard">
      <style:paragraph-properties fo:line-height="150%" fo:text-align="start" style:justify-single-word="false"/>
      <style:text-properties fo:color="#000000" loext:opacity="100%" style:font-name="Times New Roman" fo:font-size="12pt" fo:font-weight="normal" officeooo:rsid="001f14f4" officeooo:paragraph-rsid="0032145c" style:font-size-asian="10.5pt" style:font-weight-asian="normal" style:font-size-complex="12pt" style:font-weight-complex="normal"/>
    </style:style>
    <style:style style:name="P48" style:family="paragraph" style:parent-style-name="Standard">
      <style:paragraph-properties fo:line-height="150%" fo:text-align="start" style:justify-single-word="false"/>
      <style:text-properties officeooo:paragraph-rsid="002dc59c"/>
    </style:style>
    <style:style style:name="P49" style:family="paragraph" style:parent-style-name="Standard">
      <style:paragraph-properties fo:line-height="150%" fo:text-align="start" style:justify-single-word="false"/>
      <style:text-properties officeooo:paragraph-rsid="002ec0c6"/>
    </style:style>
    <style:style style:name="P50" style:family="paragraph" style:parent-style-name="Standard">
      <style:paragraph-properties fo:line-height="150%" fo:text-align="start" style:justify-single-word="false"/>
      <style:text-properties officeooo:paragraph-rsid="00345a90"/>
    </style:style>
    <style:style style:name="P51" style:family="paragraph" style:parent-style-name="Standard">
      <style:paragraph-properties fo:line-height="150%" fo:text-align="start" style:justify-single-word="false"/>
      <style:text-properties fo:font-variant="normal" fo:text-transform="none" fo:color="#1a112c" loext:opacity="100%" style:font-name="Times New Roman" fo:font-size="12pt" fo:letter-spacing="normal" fo:font-style="normal" fo:font-weight="normal" officeooo:rsid="002ec0c6" officeooo:paragraph-rsid="002ec0c6" style:font-weight-asian="normal" style:font-weight-complex="normal"/>
    </style:style>
    <style:style style:name="P52" style:family="paragraph" style:parent-style-name="Standard">
      <style:paragraph-properties fo:line-height="150%" fo:text-align="start" style:justify-single-word="false"/>
      <style:text-properties fo:font-variant="normal" fo:text-transform="none" fo:color="#1a112c" loext:opacity="100%" style:font-name="Times New Roman" fo:font-size="12pt" fo:letter-spacing="normal" fo:font-style="normal" fo:font-weight="normal" officeooo:rsid="0030ab5e" officeooo:paragraph-rsid="0030ab5e" style:font-weight-asian="normal" style:font-weight-complex="normal"/>
    </style:style>
    <style:style style:name="P53" style:family="paragraph" style:parent-style-name="Standard">
      <style:paragraph-properties fo:line-height="150%" fo:text-align="start" style:justify-single-word="false"/>
      <style:text-properties fo:font-variant="normal" fo:text-transform="none" fo:color="#1a112c" loext:opacity="100%" style:font-name="Nunito Sans" fo:font-size="12pt" fo:letter-spacing="normal" fo:font-style="normal" fo:font-weight="normal" officeooo:rsid="0030ab5e" officeooo:paragraph-rsid="0030ab5e" style:font-weight-asian="normal" style:font-weight-complex="normal"/>
    </style:style>
    <style:style style:name="P54" style:family="paragraph" style:parent-style-name="Standard" style:list-style-name="L1">
      <style:paragraph-properties fo:line-height="150%" fo:text-align="start" style:justify-single-word="false"/>
      <style:text-properties style:font-name="Times New Roman" fo:font-size="12pt" fo:font-weight="normal" officeooo:rsid="003d11af" officeooo:paragraph-rsid="003d11af" style:font-size-asian="10.5pt" style:font-weight-asian="normal" style:font-size-complex="12pt" style:font-weight-complex="normal"/>
    </style:style>
    <style:style style:name="P55" style:family="paragraph" style:parent-style-name="Standard" style:list-style-name="L1">
      <style:paragraph-properties fo:line-height="150%" fo:text-align="start" style:justify-single-word="false"/>
      <style:text-properties style:font-name="Times New Roman" fo:font-size="12pt" fo:font-weight="normal" officeooo:rsid="001d2c05" officeooo:paragraph-rsid="001d2c05" style:font-size-asian="10.5pt" style:font-weight-asian="normal" style:font-size-complex="12pt" style:font-weight-complex="normal"/>
    </style:style>
    <style:style style:name="P56" style:family="paragraph" style:parent-style-name="Standard" style:list-style-name="L1">
      <style:paragraph-properties fo:line-height="150%" fo:text-align="start" style:justify-single-word="false"/>
      <style:text-properties style:font-name="Times New Roman" fo:font-size="12pt" fo:font-weight="normal" officeooo:rsid="001d2c05" officeooo:paragraph-rsid="002235b7" style:font-size-asian="10.5pt" style:font-weight-asian="normal" style:font-size-complex="12pt" style:font-weight-complex="normal"/>
    </style:style>
    <style:style style:name="P57" style:family="paragraph" style:parent-style-name="Standard" style:list-style-name="L1">
      <style:paragraph-properties fo:line-height="150%" fo:text-align="start" style:justify-single-word="false"/>
      <style:text-properties style:font-name="Times New Roman" fo:font-size="12pt" fo:font-weight="normal" officeooo:rsid="001d2c05" officeooo:paragraph-rsid="00426ab3" style:font-size-asian="10.5pt" style:font-weight-asian="normal" style:font-size-complex="12pt" style:font-weight-complex="normal"/>
    </style:style>
    <style:style style:name="P58" style:family="paragraph" style:parent-style-name="Standard" style:list-style-name="L1">
      <style:paragraph-properties fo:line-height="150%" fo:text-align="start" style:justify-single-word="false"/>
      <style:text-properties style:font-name="Times New Roman" fo:font-size="12pt" fo:font-weight="normal" officeooo:rsid="002235b7" officeooo:paragraph-rsid="0027dd1b" style:font-size-asian="10.5pt" style:font-weight-asian="normal" style:font-size-complex="12pt" style:font-weight-complex="normal"/>
    </style:style>
    <style:style style:name="P59" style:family="paragraph" style:parent-style-name="Standard" style:list-style-name="L1">
      <style:paragraph-properties fo:line-height="150%" fo:text-align="start" style:justify-single-word="false"/>
      <style:text-properties style:font-name="Times New Roman" fo:font-size="12pt" fo:font-weight="normal" officeooo:rsid="0027dd1b" officeooo:paragraph-rsid="0027dd1b" style:font-size-asian="10.5pt" style:font-weight-asian="normal" style:font-size-complex="12pt" style:font-weight-complex="normal"/>
    </style:style>
    <style:style style:name="P60" style:family="paragraph" style:parent-style-name="Standard" style:list-style-name="L1">
      <style:paragraph-properties fo:line-height="150%" fo:text-align="start" style:justify-single-word="false"/>
      <style:text-properties style:font-name="Times New Roman" fo:font-size="12pt" fo:font-weight="normal" officeooo:rsid="001d8c3d" officeooo:paragraph-rsid="001d8c3d" style:font-size-asian="10.5pt" style:font-weight-asian="normal" style:font-size-complex="12pt" style:font-weight-complex="normal"/>
    </style:style>
    <style:style style:name="P61" style:family="paragraph" style:parent-style-name="Standard" style:list-style-name="L1">
      <style:paragraph-properties fo:line-height="150%" fo:text-align="start" style:justify-single-word="false"/>
      <style:text-properties style:font-name="Times New Roman" fo:font-size="12pt" fo:font-weight="normal" officeooo:rsid="001f14f4" officeooo:paragraph-rsid="001f14f4" style:font-size-asian="10.5pt" style:font-weight-asian="normal" style:font-size-complex="12pt" style:font-weight-complex="normal"/>
    </style:style>
    <style:style style:name="P62" style:family="paragraph" style:parent-style-name="Standard" style:list-style-name="L1">
      <style:paragraph-properties fo:line-height="150%" fo:text-align="start" style:justify-single-word="false"/>
      <style:text-properties style:font-name="Times New Roman" fo:font-size="12pt" fo:font-weight="normal" officeooo:rsid="0042ce39" officeooo:paragraph-rsid="0042ce39" style:font-size-asian="10.5pt" style:font-weight-asian="normal" style:font-size-complex="12pt" style:font-weight-complex="normal"/>
    </style:style>
    <style:style style:name="P63" style:family="paragraph" style:parent-style-name="Standard" style:list-style-name="L2">
      <style:paragraph-properties fo:line-height="150%" fo:text-align="start" style:justify-single-word="false"/>
      <style:text-properties style:font-name="Times New Roman" fo:font-size="12pt" fo:font-weight="normal" officeooo:rsid="00279acf" officeooo:paragraph-rsid="00279acf" style:font-size-asian="10.5pt" style:font-weight-asian="normal" style:font-size-complex="12pt" style:font-weight-complex="normal"/>
    </style:style>
    <style:style style:name="P64" style:family="paragraph" style:parent-style-name="Standard" style:list-style-name="L1">
      <style:paragraph-properties fo:line-height="150%" fo:text-align="start" style:justify-single-word="false"/>
      <style:text-properties style:font-name="Times New Roman" fo:font-size="15pt" fo:font-weight="bold" officeooo:rsid="0022c388" officeooo:paragraph-rsid="0022c388" style:font-size-asian="15pt" style:font-weight-asian="bold" style:font-size-complex="15pt" style:font-weight-complex="bold"/>
    </style:style>
    <style:style style:name="P65" style:family="paragraph" style:parent-style-name="Standard" style:list-style-name="L1">
      <style:paragraph-properties fo:line-height="150%" fo:text-align="start" style:justify-single-word="false"/>
      <style:text-properties style:font-name="Times New Roman" officeooo:paragraph-rsid="0022c388"/>
    </style:style>
    <style:style style:name="P66" style:family="paragraph" style:parent-style-name="Text_20_body" style:list-style-name="L3">
      <style:paragraph-properties fo:margin-top="0in" fo:margin-bottom="0.0972in" style:contextual-spacing="false" fo:line-height="150%" fo:text-align="start" style:justify-single-word="false" fo:orphans="2" fo:widows="2"/>
      <style:text-properties officeooo:paragraph-rsid="0032145c"/>
    </style:style>
    <style:style style:name="P67" style:family="paragraph" style:parent-style-name="Text_20_body" style:list-style-name="L3">
      <style:paragraph-properties fo:margin-top="0in" fo:margin-bottom="0.0972in" style:contextual-spacing="false" fo:line-height="150%" fo:text-align="start" style:justify-single-word="false" fo:orphans="2" fo:widows="2"/>
      <style:text-properties fo:font-size="12pt" fo:font-weight="normal" officeooo:rsid="001f14f4" officeooo:paragraph-rsid="0032145c"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variant="normal" fo:text-transform="none" fo:color="#101423" loext:opacity="100%" style:font-name="Times New Roman" fo:font-size="10.8000001907349pt" fo:letter-spacing="normal" fo:font-style="normal" fo:font-weight="bold"/>
    </style:style>
    <style:style style:name="T3" style:family="text">
      <style:text-properties fo:font-variant="normal" fo:text-transform="none" fo:color="#101423" loext:opacity="100%" style:font-name="Times New Roman" fo:font-size="10.8000001907349pt" fo:letter-spacing="normal" fo:font-style="normal" fo:font-weight="normal"/>
    </style:style>
    <style:style style:name="T4" style:family="text">
      <style:text-properties fo:font-variant="normal" fo:text-transform="none" fo:color="#0d63b5" loext:opacity="100%" style:text-line-through-style="none" style:text-line-through-type="none" style:font-name="Times New Roman" fo:font-size="10.8000001907349pt" fo:letter-spacing="normal" fo:font-style="normal" style:text-underline-style="none" fo:font-weight="normal" style:text-blinking="false" fo:background-color="transparent" loext:char-shading-value="0" loext:padding="0in" loext:border="none"/>
    </style:style>
    <style:style style:name="T5" style:family="text">
      <style:text-properties fo:font-variant="normal" fo:text-transform="none" fo:color="#000000" loext:opacity="100%" style:font-name="Times New Roman" fo:font-size="14pt" fo:letter-spacing="normal" fo:font-style="normal" fo:font-weight="normal"/>
    </style:style>
    <style:style style:name="T6" style:family="text">
      <style:text-properties fo:font-variant="normal" fo:text-transform="none" fo:color="#000000" loext:opacity="100%" style:font-name="Times New Roman" fo:font-size="14pt" fo:letter-spacing="normal" fo:font-style="normal" fo:font-weight="normal" officeooo:rsid="002dc59c"/>
    </style:style>
    <style:style style:name="T7" style:family="text">
      <style:text-properties fo:font-variant="normal" fo:text-transform="none" fo:color="#000000" loext:opacity="100%" style:font-name="Times New Roman" fo:font-size="14pt" fo:letter-spacing="normal" fo:font-style="normal" fo:font-weight="normal" officeooo:rsid="002ec0c6"/>
    </style:style>
    <style:style style:name="T8" style:family="text">
      <style:text-properties fo:font-variant="normal" fo:text-transform="none" fo:color="#000000" loext:opacity="100%" style:font-name="Times New Roman" fo:font-size="9.60000038146973pt" fo:letter-spacing="normal" fo:font-style="normal"/>
    </style:style>
    <style:style style:name="T9" style:family="text">
      <style:text-properties fo:font-variant="normal" fo:text-transform="none" fo:color="#000000" loext:opacity="100%" style:font-name="Times New Roman" fo:font-size="9.60000038146973pt" fo:letter-spacing="normal" fo:font-style="normal" fo:font-weight="bold"/>
    </style:style>
    <style:style style:name="T10" style:family="text">
      <style:text-properties fo:font-variant="normal" fo:text-transform="none" fo:color="#000000" loext:opacity="100%" style:font-name="Times New Roman" fo:font-size="9.60000038146973pt" fo:letter-spacing="normal" fo:font-style="normal" fo:font-weight="normal"/>
    </style:style>
    <style:style style:name="T11" style:family="text">
      <style:text-properties fo:font-variant="normal" fo:text-transform="none" fo:color="#545454" loext:opacity="100%" style:font-name="Times New Roman" fo:font-size="9.60000038146973pt" fo:letter-spacing="normal" fo:font-style="normal" fo:font-weight="normal" style:font-weight-asian="normal" style:font-weight-complex="normal" loext:padding="0in" loext:border="none"/>
    </style:style>
    <style:style style:name="T12" style:family="text">
      <style:text-properties fo:font-variant="normal" fo:text-transform="none" fo:color="#1a112c" loext:opacity="100%" fo:font-size="12pt" fo:letter-spacing="normal" fo:font-style="normal"/>
    </style:style>
    <style:style style:name="T13" style:family="text">
      <style:text-properties fo:font-variant="normal" fo:text-transform="none" fo:color="#1a112c" loext:opacity="100%" fo:font-size="12pt" fo:letter-spacing="normal" fo:font-style="normal" officeooo:rsid="002ec0c6"/>
    </style:style>
    <style:style style:name="T14" style:family="text">
      <style:text-properties fo:font-variant="normal" fo:text-transform="none" fo:color="#1a112c" loext:opacity="100%" fo:letter-spacing="normal" fo:font-style="normal"/>
    </style:style>
    <style:style style:name="T15" style:family="text">
      <style:text-properties fo:font-variant="normal" fo:text-transform="none" fo:color="#1a112c" loext:opacity="100%" style:font-name="Times New Roman" fo:font-size="12pt" fo:letter-spacing="normal" fo:font-style="normal" fo:font-weight="bold" officeooo:rsid="002ec0c6"/>
    </style:style>
    <style:style style:name="T16" style:family="text">
      <style:text-properties fo:font-variant="normal" fo:text-transform="none" fo:color="#1a112c" loext:opacity="100%" style:font-name="Times New Roman" fo:letter-spacing="normal" fo:font-style="normal"/>
    </style:style>
    <style:style style:name="T17" style:family="text">
      <style:text-properties fo:font-variant="normal" fo:text-transform="none" fo:color="#1a112c" loext:opacity="100%" fo:font-size="15pt" fo:letter-spacing="normal" fo:font-style="normal" style:font-size-asian="15pt" style:font-size-complex="15pt"/>
    </style:style>
    <style:style style:name="T18" style:family="text">
      <style:text-properties fo:font-size="12pt" fo:font-weight="bold" officeooo:rsid="0022c388" style:font-size-asian="10.5pt" style:font-weight-asian="bold" style:font-size-complex="12pt" style:font-weight-complex="bold"/>
    </style:style>
    <style:style style:name="T19" style:family="text">
      <style:text-properties fo:font-weight="normal" style:font-weight-asian="normal" style:font-weight-complex="normal"/>
    </style:style>
    <style:style style:name="T20" style:family="text">
      <style:text-properties fo:font-weight="normal" officeooo:rsid="002552e2" style:font-weight-asian="normal" style:font-weight-complex="normal"/>
    </style:style>
    <style:style style:name="T21" style:family="text">
      <style:text-properties fo:font-weight="normal" officeooo:rsid="003f2684" style:font-weight-asian="normal" style:font-weight-complex="normal"/>
    </style:style>
    <style:style style:name="T22" style:family="text">
      <style:text-properties officeooo:rsid="0027dd1b"/>
    </style:style>
    <style:style style:name="T23" style:family="text">
      <style:text-properties officeooo:rsid="0029705d"/>
    </style:style>
    <style:style style:name="T24" style:family="text">
      <style:text-properties officeooo:rsid="002bfdeb"/>
    </style:style>
    <style:style style:name="T25" style:family="text">
      <style:text-properties fo:color="#000000" loext:opacity="100%" style:font-name="Times New Roman"/>
    </style:style>
    <style:style style:name="T26" style:family="text">
      <style:text-properties officeooo:rsid="002ec0c6"/>
    </style:style>
    <style:style style:name="T27" style:family="text">
      <style:text-properties style:font-name="Times New Roman" fo:font-size="12pt" fo:font-weight="normal" officeooo:rsid="002dc59c" style:font-size-asian="10.5pt" style:font-weight-asian="normal" style:font-size-complex="12pt" style:font-weight-complex="normal"/>
    </style:style>
    <style:style style:name="T28" style:family="text">
      <style:text-properties style:font-name="Times New Roman" fo:font-size="12pt" fo:font-weight="normal" officeooo:rsid="002ec0c6" style:font-size-asian="10.5pt" style:font-weight-asian="normal" style:font-size-complex="12pt" style:font-weight-complex="normal"/>
    </style:style>
    <style:style style:name="T29" style:family="text">
      <style:text-properties fo:font-size="15pt" style:font-size-asian="15pt" style:font-size-complex="15pt"/>
    </style:style>
    <style:style style:name="T30" style:family="text">
      <style:text-properties fo:font-size="15pt" fo:font-weight="bold" officeooo:rsid="0022c388" style:font-size-asian="15pt" style:font-weight-asian="bold" style:font-size-complex="15pt" style:font-weight-complex="bold"/>
    </style:style>
    <style:style style:name="T31" style:family="text">
      <style:text-properties fo:font-size="15pt" fo:font-weight="normal" style:font-size-asian="15pt" style:font-weight-asian="normal" style:font-size-complex="15pt" style:font-weight-complex="normal"/>
    </style:style>
    <style:style style:name="T32" style:family="text">
      <style:text-properties officeooo:rsid="00345a90"/>
    </style:style>
    <style:style style:name="T33" style:family="text">
      <style:text-properties officeooo:rsid="0039e280"/>
    </style:style>
    <style:style style:name="T34" style:family="text">
      <style:text-properties officeooo:rsid="003a93c3"/>
    </style:style>
    <style:style style:name="T35" style:family="text">
      <style:text-properties officeooo:rsid="003d11af"/>
    </style:style>
    <style:style style:name="T36" style:family="text">
      <style:text-properties officeooo:rsid="003e685b"/>
    </style:style>
    <style:style style:name="T37" style:family="text">
      <style:text-properties fo:font-style="italic" style:font-style-asian="italic" style:font-style-complex="italic"/>
    </style:style>
    <style:style style:name="T38" style:family="text">
      <style:text-properties officeooo:rsid="003f2370"/>
    </style:style>
    <style:style style:name="T39" style:family="text">
      <style:text-properties officeooo:rsid="003f2684"/>
    </style:style>
    <style:style style:name="T40" style:family="text">
      <style:text-properties officeooo:rsid="004155f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he Antiguan Syndicate Documentation</text:p>
      <text:p text:style-name="P6"/>
      <text:p text:style-name="P7">Made By: Glenville Dixon jr</text:p>
      <text:p text:style-name="P7">Revision Version: 0.<text:span text:style-name="T35">6</text:span></text:p>
      <text:p text:style-name="P7">Date: 8/18/22</text:p>
      <text:p text:style-name="P7">Meant for: Heads of the organization and keys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text:soft-page-break/>Table of contents </text:p>
      <text:p text:style-name="P7"/>
      <text:p text:style-name="P7"/>
      <text:list xml:id="list3539787655" text:style-name="L1">
        <text:list-item>
          <text:p text:style-name="P54">The purpose of this document.</text:p>
        </text:list-item>
        <text:list-item>
          <text:p text:style-name="P55">What is the Syndicate *</text:p>
        </text:list-item>
        <text:list-item>
          <text:p text:style-name="P55">What are the benefits as a member *</text:p>
        </text:list-item>
        <text:list-item>
          <text:p text:style-name="P55">Structure layout *</text:p>
        </text:list-item>
        <text:list-item>
          <text:p text:style-name="P55">Current orders *</text:p>
        </text:list-item>
        <text:list-item>
          <text:p text:style-name="P56">The scope of the syndicate *</text:p>
        </text:list-item>
        <text:list-item>
          <text:p text:style-name="P58">Included industries *</text:p>
        </text:list-item>
        <text:list-item>
          <text:p text:style-name="P57">The five “heads” and a description of each of their specializations and operations *</text:p>
        </text:list-item>
        <text:list-item>
          <text:p text:style-name="P59">Mission *</text:p>
        </text:list-item>
        <text:list-item>
          <text:p text:style-name="P59">Vision *</text:p>
        </text:list-item>
        <text:list-item>
          <text:p text:style-name="P55">How are members on boarded *</text:p>
        </text:list-item>
        <text:list-item>
          <text:p text:style-name="P55">How to maintain your membership *</text:p>
        </text:list-item>
        <text:list-item>
          <text:p text:style-name="P55">how work and tasks are delegated *</text:p>
        </text:list-item>
        <text:list-item>
          <text:p text:style-name="P55">An example of internal operations*</text:p>
        </text:list-item>
        <text:list-item>
          <text:p text:style-name="P55">Task Masters *</text:p>
        </text:list-item>
        <text:list-item>
          <text:p text:style-name="P55">How communications are managed*</text:p>
        </text:list-item>
        <text:list-item>
          <text:p text:style-name="P55">Syndicate Soft rules, Hard rules and guidelines*</text:p>
        </text:list-item>
        <text:list-item>
          <text:p text:style-name="P55">Confidentiality agreement base -</text:p>
        </text:list-item>
        <text:list-item>
          <text:p text:style-name="P60">Priva<text:span text:style-name="T32">c</text:span>y policy - </text:p>
        </text:list-item>
        <text:list-item>
          <text:p text:style-name="P60">Potential revenue streams*</text:p>
        </text:list-item>
        <text:list-item>
          <text:p text:style-name="P60">data that is gathered and how it will be used.</text:p>
        </text:list-item>
        <text:list-item>
          <text:p text:style-name="P61">How projects will be developed and managed</text:p>
        </text:list-item>
        <text:list-item>
          <text:p text:style-name="P62">For more information and documentation</text:p>
          <text:p text:style-name="P64"/>
          <text:p text:style-name="P64"/>
          <text:p text:style-name="P64"/>
          <text:p text:style-name="P64"/>
        </text:list-item>
      </text:list>
      <text:p text:style-name="P44"><text:soft-page-break/><text:tab/>The Purpose of this documentation</text:p>
      <text:p text:style-name="P23">This document is for a concise overview <text:span text:style-name="T36">of what the Syndicate is and how it is supposed to operate both internally and externally, the day to day operations of the syndicate is talked about in TAS Standard Operations document and Order Proposals. Please read with this in mind.</text:span></text:p>
      <text:list xml:id="list204332095792126" text:continue-numbering="true" text:style-name="L1">
        <text:list-header>
          <text:p text:style-name="P65"><text:span text:style-name="T30">What is the Antiguan Syndicate</text:span><text:span text:style-name="T18"> </text:span></text:p>
        </text:list-header>
      </text:list>
      <text:p text:style-name="P9">The Syndicate is a collection of people between the ages of 18 to 60 (but starts with ages 18-35)</text:p>
      <text:p text:style-name="P9">it is an organization made for the economic, and technological prosperity of the island via private (non government means) while making a profit with the help of our collaborators, associates, and partners.</text:p>
      <text:p text:style-name="P27"><text:tab/><text:span text:style-name="T29">What are the benefits as a member</text:span></text:p>
      <text:p text:style-name="P9">The <text:span text:style-name="T33">6</text:span> main benefits as a member is as follows:</text:p>
      <text:p text:style-name="P9"><text:span text:style-name="T33">5. </text:span>You get access to a network of between 60 and 250 other members who are advancing and improving their career or are already at the very top.</text:p>
      <text:p text:style-name="P9"><text:span text:style-name="T33">1. </text:span>We are partnered with over 6 highly influential companies with external connections so we can provide jobs to members <text:span text:style-name="T33">and many more will be on the way as we expand</text:span></text:p>
      <text:p text:style-name="P9"><text:span text:style-name="T33">2. </text:span>For more entrepreneurial minded folks you will be able to access syndicate data and resources to use at your disposal for the execution of your idea.</text:p>
      <text:p text:style-name="P9"><text:span text:style-name="T33">3. </text:span>You will be able to engage in activities that directly improve the nation of Antigua and Barbuda from non profit ventures <text:span text:style-name="T33">or provide value for customers in Antigua willing to pay</text:span></text:p>
      <text:p text:style-name="P9"><text:span text:style-name="T33">4. </text:span>You will be under the prestigious reputation of the Syndicate to which just being associated with our brand opens opportunities for you and if you make your request known there will be someone who can assist you in <text:span text:style-name="T33">most of your endeavors.</text:span></text:p>
      <text:p text:style-name="P21">6. You get access to training camps and courses and education built to get you job ready!</text:p>
      <text:p text:style-name="P21">7. The unwavering community of the syndicate and all of its associates that is always innovating and looking for new ideas and opinions from every individual from all walks of life.</text:p>
      <text:p text:style-name="P9"/>
      <text:p text:style-name="P9"/>
      <text:p text:style-name="P28"><text:tab/><text:span text:style-name="T29">Structure Layout</text:span></text:p>
      <text:p text:style-name="P28">The structure of the organization is as follows:</text:p>
      <text:p text:style-name="P10">The Syndicate is broken into 5 different <text:span text:style-name="T40">Branches</text:span> that are housed by important and highly influential or experienced members </text:p>
      <text:p text:style-name="P28"><text:soft-page-break/>The Industries are:</text:p>
      <text:p text:style-name="P11">Technology - <text:span text:style-name="T40">TSRI - <text:s/></text:span><text:span text:style-name="T38">Technologies, </text:span><text:span text:style-name="T39">Systems</text:span><text:span text:style-name="T38">, </text:span><text:span text:style-name="T39">Research </text:span><text:span text:style-name="T38">and </text:span><text:span text:style-name="T39">Innovations</text:span></text:p>
      <text:p text:style-name="P11">Government - <text:span text:style-name="T40">AMEL - <text:s/></text:span><text:span text:style-name="T39">Administration</text:span><text:span text:style-name="T38">, Management, </text:span><text:span text:style-name="T39">Economics</text:span><text:span text:style-name="T38"> and legality</text:span></text:p>
      <text:p text:style-name="P11">Entrepreneurship - <text:span text:style-name="T40">BERN - </text:span><text:span text:style-name="T39">Business, Entrepreneurship, Research, negotiations</text:span></text:p>
      <text:p text:style-name="P10">NGO &amp; Education – <text:span text:style-name="T40"><text:s/>Charity, Education, Events, Culture </text:span></text:p>
      <text:p text:style-name="P11">Finance - <text:span text:style-name="T40">FIAT - </text:span><text:span text:style-name="T39">Finance, Advisory, Audits and Tracking</text:span></text:p>
      <text:p text:style-name="P10"/>
      <text:p text:style-name="P10">Under each of the 5 industries are the Keys, these are specialty members who are placed under the different industries and their goal is to ensure the operation and delegation of tasks to other members as well as being the face of certain operations </text:p>
      <text:p text:style-name="P10"/>
      <text:p text:style-name="P10">And below the Keys are regular members who are in charge of basic administration and attending activities built to improve Antigua</text:p>
      <text:p text:style-name="P10"/>
      <text:p text:style-name="P22">All members have access to the data, advisory, knowledge and partners that we have available under the syndicate. </text:p>
      <text:p text:style-name="P22"/>
      <text:p text:style-name="P37"><text:tab/><text:span text:style-name="T29">The five “heads” and each of their specializations and operations</text:span></text:p>
      <text:p text:style-name="P24"><text:span text:style-name="T1">Government Branch</text:span> (<text:span text:style-name="T39">AME</text:span><text:span text:style-name="T38">L</text:span>) <text:span text:style-name="T39">Administration</text:span><text:span text:style-name="T38">, Management, </text:span><text:span text:style-name="T39">Economics</text:span><text:span text:style-name="T38"> and legality </text:span></text:p>
      <text:p text:style-name="P24">Primary Duties are:</text:p>
      <text:p text:style-name="P24">Government Negotiations </text:p>
      <text:p text:style-name="P24">Economic Research</text:p>
      <text:p text:style-name="P24">Legal Research and Documentation</text:p>
      <text:p text:style-name="P24"/>
      <text:p text:style-name="P41">Secondary Duties are</text:p>
      <text:p text:style-name="P24">Centrally important Administration Tasks </text:p>
      <text:p text:style-name="P24">Managing the sending of Organization Emails</text:p>
      <text:p text:style-name="P24">Paperwork</text:p>
      <text:p text:style-name="P24">Finalizing all orders </text:p>
      <text:p text:style-name="P24">Handling Internal votes</text:p>
      <text:p text:style-name="P24"/>
      <text:p text:style-name="P38"><text:soft-page-break/>The <text:span text:style-name="T39">TSRI</text:span><text:span text:style-name="T38"> (Technologies, </text:span><text:span text:style-name="T39">Systems</text:span><text:span text:style-name="T38">, </text:span><text:span text:style-name="T39">Research </text:span><text:span text:style-name="T38">and </text:span><text:span text:style-name="T39">Innovations</text:span><text:span text:style-name="T38">)</text:span> Branch will Focus on:</text:p>
      <text:p text:style-name="P25">Research for the entire organization, specifically in new innovations and improving current systems with all involved parts of the organization both internal and external.</text:p>
      <text:p text:style-name="P25">Cyber security, maintaining and setting up any technologies used by the syndicate and maybe our affiliated businesses</text:p>
      <text:p text:style-name="P25">Handles the redundancy of the finance branch primarily (and all the branches otherwise) as well as organizational tracking </text:p>
      <text:p text:style-name="P25">CO handles on boarding with the business Branch</text:p>
      <text:p text:style-name="P25"/>
      <text:p text:style-name="P39">Entrepreneurship and business (B<text:span text:style-name="T19">ER</text:span><text:span text:style-name="T21">N) Business, Entrepreneurship, Research, negotiations</text:span></text:p>
      <text:p text:style-name="P26">Doing partial legal work and documentation</text:p>
      <text:p text:style-name="P26">handling negotiations with other business entities</text:p>
      <text:p text:style-name="P26">managing affiliated businesses</text:p>
      <text:p text:style-name="P26">doing major research across the organization focused on refining research and innovations proposed by TISR and refining them </text:p>
      <text:p text:style-name="P26">Primary executor of orders made under the organization</text:p>
      <text:p text:style-name="P26">Being apart of the frontal unit alongside NGO and Gov for public speaking and appearances </text:p>
      <text:p text:style-name="P26">Co handles member on-boarding with TISR</text:p>
      <text:p text:style-name="P26"/>
      <text:p text:style-name="P39">Finance <text:span text:style-name="T39">FIAT </text:span><text:span text:style-name="T21">Finance, Advisory, Audits and Tracking</text:span></text:p>
      <text:p text:style-name="P26">Tracks and manages all revenue Flowing in and out of the organization and keeping secure documentation of all finances </text:p>
      <text:p text:style-name="P26">being financial advisors for all investments, orders and partnerships</text:p>
      <text:p text:style-name="P26">overseeing all business, non business and non profit negotiations </text:p>
      <text:p text:style-name="P26">managing internal audits</text:p>
      <text:p text:style-name="P26">in charge of investing funds in a diversified portfolio and doing internal research on that </text:p>
      <text:p text:style-name="P26"/>
      <text:p text:style-name="P29"><text:span text:style-name="T29"><text:tab/>Current orders</text:span><text:span text:style-name="T31"> </text:span></text:p>
      <text:p text:style-name="P10">1. on boarding new members until we reach a minimum of <text:span text:style-name="T34">30 and then 60</text:span> members</text:p>
      <text:p text:style-name="P28"><text:span text:style-name="T19">2. Gathering research and data on the major industries in </text:span><text:span text:style-name="T20">A</text:span><text:span text:style-name="T19">ntigua, the economic state, market gaps and our international and regional resources</text:span></text:p>
      <text:p text:style-name="P10"><text:soft-page-break/>3. Stabilizing administration</text:p>
      <text:p text:style-name="P10">4. Looking into non profit ventures and events</text:p>
      <text:p text:style-name="P10">5. Acquiring financing options we can use to invest into causes that impact Antigua</text:p>
      <text:p text:style-name="P10">6. Documentation of potential businesses tat can be started with the goal of being used of a stable source of revenue and employment potential for the syndicate</text:p>
      <text:p text:style-name="P22">7. Starting educational planning in collaboration with RSC</text:p>
      <text:p text:style-name="P10"/>
      <text:p text:style-name="P30"><text:tab/><text:span text:style-name="T29">Scope of the syndicate</text:span></text:p>
      <text:p text:style-name="P12">The Syndicate scope is Focused specifically in Antigua &amp; Barbuda, <text:span text:style-name="T22">and covers collecting data and research for the country and affiliated provinces, spreading education and hosting charities for the sake of improving the country and giving back, and building out or investing into businesses that will provide a revenue flow and savings which can then be used to pay members for labor and transition into other investments. </text:span></text:p>
      <text:p text:style-name="P30"/>
      <text:p text:style-name="P31"><text:tab/><text:span text:style-name="T29">Included industries</text:span></text:p>
      <text:list xml:id="list965928881" text:style-name="L2">
        <text:list-item>
          <text:p text:style-name="P63">Cloud Computing</text:p>
        </text:list-item>
        <text:list-item>
          <text:p text:style-name="P63">BioTechnology</text:p>
        </text:list-item>
        <text:list-item>
          <text:p text:style-name="P63">Data analytics</text:p>
        </text:list-item>
        <text:list-item>
          <text:p text:style-name="P63">AI</text:p>
        </text:list-item>
        <text:list-item>
          <text:p text:style-name="P63">Real Estate</text:p>
        </text:list-item>
        <text:list-item>
          <text:p text:style-name="P63">Green Energy</text:p>
        </text:list-item>
        <text:list-item>
          <text:p text:style-name="P63">Information Security</text:p>
        </text:list-item>
        <text:list-item>
          <text:p text:style-name="P63">Sustainable Industry</text:p>
        </text:list-item>
        <text:list-item>
          <text:p text:style-name="P63">Farming </text:p>
        </text:list-item>
        <text:list-item>
          <text:p text:style-name="P63">Solar Energy</text:p>
        </text:list-item>
        <text:list-item>
          <text:p text:style-name="P63">Renewable energy</text:p>
        </text:list-item>
        <text:list-item>
          <text:p text:style-name="P63">Retail</text:p>
        </text:list-item>
        <text:list-item>
          <text:p text:style-name="P63">Events</text:p>
        </text:list-item>
      </text:list>
      <text:p text:style-name="P13"/>
      <text:p text:style-name="P32">Mission</text:p>
      <text:p text:style-name="P14"><text:soft-page-break/>The mission of the Antiguan Syndicate is to give back to our wonderful island in both a charitable, corporate <text:span text:style-name="T34">and professional </text:span>capacity by communicating information to the general public and engaging our membership with innovations <text:span text:style-name="T34">and opportunities</text:span> with intent to improve Antigua in all ways.</text:p>
      <text:p text:style-name="P14"/>
      <text:p text:style-name="P32">Vision</text:p>
      <text:p text:style-name="P14">We envision The Antiguan Syndicate to be the #1 leading figure in the private development of the island when it comes to economic prosperity.</text:p>
      <text:p text:style-name="P32"/>
      <text:p text:style-name="P45"><text:tab/></text:p>
      <text:p text:style-name="P45"><text:tab/>How are members Onboarded</text:p>
      <text:p text:style-name="P32">There are only 8 rules to bring new members:</text:p>
      <text:p text:style-name="P14">1. They must show continued competences in</text:p>
      <text:p text:style-name="P14">their chosen career</text:p>
      <text:p text:style-name="P14">2. They must have either a form of established</text:p>
      <text:p text:style-name="P14">career or a career they are working towards</text:p>
      <text:p text:style-name="P14">3. They must have and maintain 3 learned</text:p>
      <text:p text:style-name="P14">skills that are deemed important to the</text:p>
      <text:p text:style-name="P14">organization as a whole</text:p>
      <text:p text:style-name="P14">4. No member within the organization must</text:p>
      <text:p text:style-name="P14">have a problem with anyone else if it cannot</text:p>
      <text:p text:style-name="P14">be settled via civil means</text:p>
      <text:p text:style-name="P14">5. The member in question will be subject to a</text:p>
      <text:p text:style-name="P14">random observation period for a term of one</text:p>
      <text:p text:style-name="P14">month by members in either close proximity or</text:p>
      <text:p text:style-name="P14">posses research skills.</text:p>
      <text:p text:style-name="P14">6. Most personality types and behaviors are not</text:p>
      <text:p text:style-name="P14">to be judged or treated as less than another by</text:p>
      <text:p text:style-name="P14">other members, but they must not engage in</text:p>
      <text:p text:style-name="P14">clearly or otherwise obscure ways that leads to</text:p>
      <text:p text:style-name="P14">the detriment of the organizations core goals or</text:p>
      <text:p text:style-name="P14">values, you are a representation of us and this</text:p>
      <text:p text:style-name="P14"><text:soft-page-break/>applies specifically on syndicate orders that are</text:p>
      <text:p text:style-name="P14">given to you specifically.</text:p>
      <text:p text:style-name="P14">7. Must be aware of standard security practices</text:p>
      <text:p text:style-name="P14">and will continue to avoid risking the security of</text:p>
      <text:p text:style-name="P14">the organization</text:p>
      <text:p text:style-name="P14">8. They must plan to reside in Antigua for at least 5 years</text:p>
      <text:p text:style-name="P14"/>
      <text:p text:style-name="P32"><text:tab/><text:span text:style-name="T29">How to maintain your membership</text:span></text:p>
      <text:p text:style-name="P14">Maintain your membership by completing assigned tasks, having open communication with the organization and drafting and submitting your own ideas as well as continuing to evolve your own career.</text:p>
      <text:p text:style-name="P14"/>
      <text:p text:style-name="P14">DO NOT STAGNATE.</text:p>
      <text:p text:style-name="P13"/>
      <text:p text:style-name="P32"><text:tab/><text:span text:style-name="T29">How work and tasks are delegated</text:span></text:p>
      <text:p text:style-name="P33">The work done by all members will be broken up into 3 main sections:</text:p>
      <text:p text:style-name="P15"><text:span text:style-name="T34">1. </text:span>Administration work </text:p>
      <text:p text:style-name="P15"><text:span text:style-name="T34">2. </text:span>Work Based on Orders</text:p>
      <text:p text:style-name="P15"><text:span text:style-name="T34">3. </text:span>Work Based on Non Profit Activities </text:p>
      <text:p text:style-name="P15"/>
      <text:p text:style-name="P15"><text:span text:style-name="T1">Branch Heads</text:span> work <text:span text:style-name="T34">8-</text:span>10 hours a week </text:p>
      <text:p text:style-name="P15"><text:span text:style-name="T1">Keys</text:span> work 6 hours a week</text:p>
      <text:p text:style-name="P15"><text:span text:style-name="T1">Regular Members</text:span> work <text:span text:style-name="T34">2-</text:span>4 hours a week </text:p>
      <text:p text:style-name="P15"/>
      <text:p text:style-name="P15"><text:span text:style-name="T1">Branch Heads</text:span> and <text:span text:style-name="T1">keys</text:span> are in charge of overseeing and leading Orders and Administration while the NGO and Education department is Solely in charge of non profit activities </text:p>
      <text:p text:style-name="P15"/>
      <text:p text:style-name="P15">Tasks are delegated based on an Administrative Proposal, a Order Proposal (both of which are detailed documents that lists things like the tasks, course of action, skill sets and labor required, time duration and the reason for this proposal being proposed) or an NGO Proposal which does the same thing.</text:p>
      <text:p text:style-name="P15"/>
      <text:p text:style-name="P15"><text:soft-page-break/>For more standardized activities that will mostly deal with administration especially the Standard Operations Document will be used as a <text:span text:style-name="T1">guideline</text:span> for delegating tasks as well as the other documents, by the keys to lower members, each key will have a standardized set of tasks to do and one of their major ones is supervising lower members to make sure that they complete their own tasks and ensuring good workmanship is done.</text:p>
      <text:p text:style-name="P15"/>
      <text:p text:style-name="P33"><text:tab/><text:span text:style-name="T29">AN EXAMPLE OF INTERNAL OPERATIONS</text:span></text:p>
      <text:p text:style-name="P15">To be simple we will scale down the size of the organization to two branches, Technology and Business</text:p>
      <text:p text:style-name="P15">the structure will be 2 heads presiding over each branch, followed by 3 keys per branch and each of the keys manage 2 people, making a total of 20 members</text:p>
      <text:p text:style-name="P15"/>
      <text:p text:style-name="P15">a new order proposal is to be developed, as apart of technologies ongoing research and development they figured out a cost and labor effective way to make silicon wafers to be exported to manufacturing plants for chipsets and cpu’s</text:p>
      <text:p text:style-name="P15"/>
      <text:p text:style-name="P15">the proposal requires land, machinery to be brought in at stages, they have 40% of the funding so the remaining 60 percent must be brought in from external investors and the labor required to get everything off the ground is laid out, half the suppliers have agreed to take these wafers if they pass quality control and regulations as well with the other half needing to be convinced in stages as the project continues it is expected to take 2 years to reach a profit margin of 30 percent annually </text:p>
      <text:p text:style-name="P15"/>
      <text:p text:style-name="P15">the two heads of the department have two keys do the extra research required and fill in any lost context and it is given back to the two heads, who add the reason we engage in this project and email it to all the other keys, with a special section that lays out what each key’s role is and help as to how their part can be completed, lets focus on one key specifically, he needs to work on acquiring funding <text:span text:style-name="T23">and his team was chosen because one member is a banker with connections to investors and the other is a financial investor himself who has put some of his own money into the project in exchange for a share in the company and he is firm in the success of the company because of the nature of the syndicate, the key is working for the UK government and as such has many other friends of his that he could potentially contact, they all have a meeting to discuss this as well as start with a list of 50 investors then breaking them down to the 8 most likely to invest into it and they ask entrepreneurship for more </text:span><text:soft-page-break/><text:span text:style-name="T23">specific financial details so they can convince the investor, this process takes about two months and they start negotiations with the 8 that lasts another 2 months, 5 investors drop out and 2 more drop in, every week they are tasked to do their standard administration work or deligate it to another team while they focus on completing negotiations for the order, their progress is tracked via call logs and messages sent to these investors on a weekly basis and they refine their strategy until they have a solid 4 investors that are ready to lend some money, they key invites the investor and the head of technology to a final meeting where they seal the deal and just like that the investors are closed within 4-6 months </text:span></text:p>
      <text:p text:style-name="P16">2-3 hours per week for the regular members for this order (or 32 hours per person and 64 hours for both of them)</text:p>
      <text:p text:style-name="P16">4 hours for the key assigned with getting more investors (or 64 hours spread out)</text:p>
      <text:p text:style-name="P16">and about 12 hours total of the heads time for just one meeting and regular updates on their status </text:p>
      <text:p text:style-name="P16"/>
      <text:p text:style-name="P16">Instead of just listing the tasks I gave a general explanation of what would have been done over the period of time, you can figure out ways they would be tasked as new developments occur and investors drop in and out and the like, if I gave a month by month task list this would be very long!</text:p>
      <text:p text:style-name="P16"/>
      <text:p text:style-name="P34"><text:tab/><text:span text:style-name="T29">Task masters</text:span></text:p>
      <text:p text:style-name="P16">Task masters are specially assigned Keys who oversee and record the status of all members and their progress in a specific branch, they may have some regular members to assist based on delegation of smaller and easier tasks</text:p>
      <text:p text:style-name="P35"><text:tab/><text:span text:style-name="T29">How communications are managed</text:span></text:p>
      <text:p text:style-name="P17">Communications are manged through 4 main mediums</text:p>
      <text:p text:style-name="P17">Email Including Voice Messages</text:p>
      <text:p text:style-name="P17">Irl Conversations via Meetings</text:p>
      <text:p text:style-name="P17">Online meetings: for more informal talk and light discussion over emailed confidential items</text:p>
      <text:p text:style-name="P17">Text messages: should be used the least for emergencies and non formal conversations </text:p>
      <text:p text:style-name="P17"/>
      <text:p text:style-name="P17">voice messages are recommended to be sent alongside email for the purposes of giving options to readers and listeners based on their preferences and will cover more official documentation like ideas, Proposals, Formal Updates, Meeting Minutes and other confidential information (you will be directed what is free information to relay to the general public or non syndicate members) </text:p>
      <text:p text:style-name="P17"><text:soft-page-break/></text:p>
      <text:p text:style-name="P17">We encourage all members to send all syndicate communications through their assigned Syndicate email and accounts for online meetings </text:p>
      <text:p text:style-name="P17"/>
      <text:p text:style-name="P17">Venues will be provided and irl meetings are not mandatory for members in the slightest except the 5 heads and their choice of a second key and a third general member to attend every <text:span text:style-name="T24">2</text:span> months </text:p>
      <text:p text:style-name="P17"/>
      <text:p text:style-name="P18">AGAIN DO NOT SEND OR DISCUSS CONFIDENTIAL INFORMATION OVER TEXT OR VIDEO CALL</text:p>
      <text:p text:style-name="P18"/>
      <text:p text:style-name="P18">only through email and irl, and when spoken irl make sure it is in a private location.</text:p>
      <text:p text:style-name="P18"/>
      <text:p text:style-name="P18">Our operations may depend greatly on secrecy and working in the background to ensure we are not hampered with competition or otherwise sabotaged in our endeavors from parties that may not want the best for either our individual members or Antigua as a whole.</text:p>
      <text:p text:style-name="P18"/>
      <text:p text:style-name="P36"><text:tab/><text:span text:style-name="T29">Syndicate Soft rules, Hard rules and guidelines</text:span></text:p>
      <text:p text:style-name="P18"><text:span text:style-name="T1">Hard rules:</text:span> Must not be broken, breaking any of these rules equals immediate termination of involvement of the organization, effective immediately </text:p>
      <text:p text:style-name="P19">1. Lieing on a formal document or voice over</text:p>
      <text:p text:style-name="P48"><text:span text:style-name="T27">2. </text:span><text:span text:style-name="Strong_20_Emphasis"><text:span text:style-name="T5">Communicate often and clearly.</text:span></text:span></text:p>
      <text:p text:style-name="P48"><text:span text:style-name="Strong_20_Emphasis"><text:span text:style-name="T6">3. Do not engage in any form of libel or slander to anyone within the syndicate, the truth is allowed but falsehoods without heavy evidence is a sign of corruption which will not be tolerated</text:span></text:span></text:p>
      <text:p text:style-name="P49"><text:span text:style-name="Strong_20_Emphasis"><text:span text:style-name="T7">4. Racism and Sexism is banned</text:span></text:span></text:p>
      <text:p text:style-name="P49"><text:span text:style-name="Strong_20_Emphasis"><text:span text:style-name="T7">5.</text:span></text:span><text:span text:style-name="Strong_20_Emphasis"><text:span text:style-name="T15">Take responsibility for your words &amp; actions</text:span></text:span></text:p>
      <text:p text:style-name="P18"><text:span text:style-name="T1">Soft Rules:</text:span> Rules that if broken will not lead to immediate termination but will be grounds for giving reviews on the member in question and if the offense is repeated will lead to further action </text:p>
      <text:p text:style-name="P19">1. Acting in a non professional manner during public events</text:p>
      <text:p text:style-name="P19">2. Practice Fairness</text:p>
      <text:p text:style-name="P19"><text:soft-page-break/>3. engage in common sense</text:p>
      <text:p text:style-name="P19">4. in any confrontation or argument always spend more time understanding your opponents side and using that understanding to create mutual understanding</text:p>
      <text:p text:style-name="P20">5. Do not act in a purposely negative way to a specific individual of the syndicate eg: shooting down only one persons ideas without constructive feedback or improving their idea</text:p>
      <text:p text:style-name="P49"><text:span text:style-name="T28">6. </text:span><text:span text:style-name="Strong_20_Emphasis"><text:span text:style-name="T11">Be Available and Receptive to Member Feedback</text:span></text:span></text:p>
      <text:p text:style-name="P43"><text:span text:style-name="T26">7. </text:span><text:span text:style-name="T12">Ask for help when unsure</text:span></text:p>
      <text:p text:style-name="P51">8. Be considerate</text:p>
      <text:p text:style-name="P42"><text:span text:style-name="T13">9. </text:span><text:span text:style-name="T12">Do not break the law</text:span></text:p>
      <text:p text:style-name="P18"><text:span text:style-name="T1">Guidelines:</text:span> these are guidelines that are meant to be broken when necessary but not to be ignored at all times, </text:p>
      <text:p text:style-name="P19">1. Try to be nice as much as you are able</text:p>
      <text:p text:style-name="P51">2. Be respectful</text:p>
      <text:p text:style-name="P51">3. do not derail the meeting from the agenda (if you wanted to speak about something you would ask to have it added, save yourself a vn about it or write it down and send it to someone else so it can be added to the next meeting)</text:p>
      <text:p text:style-name="P51"/>
      <text:p text:style-name="P40"><text:span text:style-name="T14"><text:tab/></text:span><text:span text:style-name="T17">Potential Revenue Streams</text:span></text:p>
      <text:p text:style-name="P52">the potential revenue streams will be from external investment for charitable operations and events, government funding for government centered operations and revenue coming from businesses for the reinvestment into other organizations and business ventures </text:p>
      <text:p text:style-name="P52">Ideally </text:p>
      <text:p text:style-name="P52">20% should come from charity</text:p>
      <text:p text:style-name="P52">15% should come from the government</text:p>
      <text:p text:style-name="P52">and 30% should come from active Business revenue </text:p>
      <text:p text:style-name="P52">35% should come from passive investments </text:p>
      <text:p text:style-name="P52"/>
      <text:p text:style-name="P40"><text:span text:style-name="T14"><text:tab/></text:span><text:span text:style-name="T17">Data that is gathered and how it will be used</text:span></text:p>
      <text:p text:style-name="P50"><text:span text:style-name="Strong_20_Emphasis"><text:span text:style-name="T2">Project Initiation: </text:span></text:span><text:span text:style-name="T3">Project charter, business case, project kickoff meeting agenda</text:span></text:p>
      <text:p text:style-name="P50"><text:span text:style-name="Strong_20_Emphasis"><text:span text:style-name="T2">Project Planning: </text:span></text:span><text:span text:style-name="T3">Project management plan, work breakdown structure, project budget, </text:span><text:a xlink:type="simple" xlink:href="https://www.projectmanager.com/guides/project-scheduling" text:style-name="Internet_20_link" text:visited-style-name="Visited_20_Internet_20_Link"><text:span text:style-name="T4">project schedule</text:span></text:a><text:span text:style-name="T3">, change management plan, scope management plan, risk management plan</text:span></text:p>
      <text:p text:style-name="P50"><text:soft-page-break/><text:span text:style-name="Strong_20_Emphasis"><text:span text:style-name="T2">Project Execution: </text:span></text:span><text:span text:style-name="T3">Project status report, lessons learned template, timesheets, change requests, change orders</text:span></text:p>
      <text:p text:style-name="P50"><text:span text:style-name="Strong_20_Emphasis"><text:span text:style-name="T2">Project Monitoring and Control: </text:span></text:span><text:span text:style-name="T3">Project status report, lessons learned template, timesheets</text:span></text:p>
      <text:p text:style-name="P50"><text:span text:style-name="Strong_20_Emphasis"><text:span text:style-name="T2">Project Closure: </text:span></text:span><text:span text:style-name="T3">Project closure template, punch list</text:span></text:p>
      <text:p text:style-name="P1"><text:a xlink:type="simple" xlink:href="https://www.projectmanager.com/blog/great-project-documentation" text:style-name="Internet_20_link" text:visited-style-name="Visited_20_Internet_20_Link">Project Documentation: 15 Essential Documents - ProjectManager</text:a><text:span text:style-name="T16"> </text:span></text:p>
      <text:p text:style-name="P8">meeting minutes</text:p>
      <text:p text:style-name="P8">how meetings are handled</text:p>
      <text:p text:style-name="P47">method statement</text:p>
      <text:p text:style-name="P1"><text:a xlink:type="simple" xlink:href="https://www.safetybydesigninc.com/5-essential-safety-documents-every-company-needs/" text:style-name="Internet_20_link" text:visited-style-name="Visited_20_Internet_20_Link">5 Essential Safety Documents Every Company Needs - Safety By Design (safetybydesigninc.com)</text:a><text:span text:style-name="T25"> </text:span></text:p>
      <text:p text:style-name="P46"/>
      <text:p text:style-name="P47">emergency action plan</text:p>
      <text:p text:style-name="P1"><text:a xlink:type="simple" xlink:href="https://www.entrepreneur.com/article/236967" text:style-name="Internet_20_link" text:visited-style-name="Visited_20_Internet_20_Link">The 10 Key Legal Documents for Your Business (entrepreneur.com)</text:a><text:span text:style-name="T25"> </text:span></text:p>
      <text:p text:style-name="P1"><text:a xlink:type="simple" xlink:href="https://www.nolo.com/legal-encyclopedia/nonprofit-formation-documents-articles-incorporation-bylaws-minutes-30311.html" text:style-name="Internet_20_link" text:visited-style-name="Visited_20_Internet_20_Link">Nonprofit Formation: The Essential Documents | Nolo</text:a><text:span text:style-name="T25"> </text:span></text:p>
      <text:p text:style-name="P47"/>
      <text:p text:style-name="P2"><text:span text:style-name="Strong_20_Emphasis"><text:span text:style-name="T9">Articles of Incorporation – </text:span></text:span><text:span text:style-name="T8">The Articles of Incorporation establish the entity and identify its purpose</text:span></text:p>
      <text:list xml:id="list3508655477" text:style-name="L3">
        <text:list-item>
          <text:p text:style-name="P66"><text:span text:style-name="Strong_20_Emphasis"><text:span text:style-name="T9">Bylaws </text:span></text:span><text:span text:style-name="T10">– The Bylaws establish how the Board of Directors govern the entity</text:span></text:p>
        </text:list-item>
        <text:list-item>
          <text:p text:style-name="P66"><text:span text:style-name="Strong_20_Emphasis"><text:span text:style-name="T9">Policy Manual </text:span></text:span><text:span text:style-name="T10">– The Policy Manual establishes operational detail on how the entity is managed</text:span></text:p>
        </text:list-item>
        <text:list-item>
          <text:p text:style-name="P66"><text:span text:style-name="Strong_20_Emphasis"><text:span text:style-name="T9">Board Member Roles and Responsibilities </text:span></text:span><text:span text:style-name="T10">- The Board Member Roles and Responsibilities is the “job description” for board members</text:span></text:p>
        </text:list-item>
        <text:list-item>
          <text:p text:style-name="P66"><text:span text:style-name="Strong_20_Emphasis"><text:span text:style-name="T9">Board Committee Charters </text:span></text:span><text:span text:style-name="T10">– The Board Committee Charters outline the purpose, scope, and responsibilities of each active committee</text:span></text:p>
        </text:list-item>
        <text:list-item>
          <text:p text:style-name="P66"><text:span text:style-name="Strong_20_Emphasis"><text:span text:style-name="T9">Strategic Plan </text:span></text:span><text:span text:style-name="T10">– A Strategic plan outlines a multi-year plan with key focus areas and tactics for achieving mission and purpose</text:span></text:p>
        </text:list-item>
        <text:list-item>
          <text:p text:style-name="P66"><text:span text:style-name="Strong_20_Emphasis"><text:span text:style-name="T9">Annual Budget </text:span></text:span><text:span text:style-name="T10">– An Annual Budget is a 12-month budget outlining anticipated revenue and expenses</text:span></text:p>
        </text:list-item>
        <text:list-item>
          <text:p text:style-name="P66"><text:span text:style-name="Strong_20_Emphasis"><text:span text:style-name="T9">Annual Operating Plan </text:span></text:span><text:span text:style-name="T10">– The Annual Operating Plan is a 12-month plan based on the strategic plan, outlining goals and activities for the year</text:span></text:p>
        </text:list-item>
        <text:list-item>
          <text:p text:style-name="P66"><text:span text:style-name="Strong_20_Emphasis"><text:span text:style-name="T9">Most Recent Financial Audit </text:span></text:span><text:span text:style-name="T10">– A Financial Audit is an independent review of financial standing for the last completed fiscal year</text:span></text:p>
        </text:list-item>
        <text:list-item>
          <text:p text:style-name="P67"><text:span text:style-name="Strong_20_Emphasis"><text:span text:style-name="T9">Most Recent 990 </text:span></text:span><text:span text:style-name="T8">–A 990 is a public tax document for the last completed fiscal year</text:span></text:p>
        </text:list-item>
      </text:list>
      <text:p text:style-name="P53"/>
      <text:p text:style-name="P3"><text:tab/><text:span text:style-name="T1">HOW PROJECTS/ORDERS WILL BE DEVELOPED AND MANAGED</text:span></text:p>
      <text:p text:style-name="P3"><text:soft-page-break/><text:span text:style-name="T37">Orders are broken into 7 stages</text:span> </text:p>
      <text:p text:style-name="P3">1. Unrefined Idea.</text:p>
      <text:p text:style-name="P3">2. Research and Development.</text:p>
      <text:p text:style-name="P3">3. Documentation and creating a proposal.</text:p>
      <text:p text:style-name="P3">4. Breaking down the proposal and building it back up.</text:p>
      <text:p text:style-name="P3">5. Implementing associates and refining the timeline and resources required.</text:p>
      <text:p text:style-name="P3">6. Tasking out what needs to be done and presenting a final Order document which is sent to other members for execution.</text:p>
      <text:p text:style-name="P3">7. Agile movement for the duration of the Order.</text:p>
      <text:p text:style-name="P3"/>
      <text:p text:style-name="P4">Note:</text:p>
      <text:p text:style-name="P4">The day to day operations of the Syndicate is broken into standard administration procedure and Orders that are developed, most if not all of our endeavors to improve the country will be done through orders, while administration is needed to keep us organized and active. </text:p>
      <text:p text:style-name="P4"/>
      <text:p text:style-name="P5">For more information and documentation </text:p>
      <text:p text:style-name="P5">See the standard operating rules</text:p>
      <text:p text:style-name="P5">Member rights </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unito Sans" svg:font-family="'Nunito Sans', Helvetica, Arial, Lucida, sans-serif"/>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shadow="none"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page-number text:select-page="current">14</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18T11:08:40.246000000</meta:creation-date>
    <dc:date>2022-08-25T20:43:31.438000000</dc:date>
    <meta:editing-duration>PT1H14M19S</meta:editing-duration>
    <meta:editing-cycles>17</meta:editing-cycles>
    <meta:generator>LibreOffice/7.3.3.2$Windows_X86_64 LibreOffice_project/d1d0ea68f081ee2800a922cac8f79445e4603348</meta:generator>
    <meta:document-statistic meta:table-count="0" meta:image-count="0" meta:object-count="0" meta:page-count="14" meta:paragraph-count="248" meta:word-count="3334" meta:character-count="19949" meta:non-whitespace-character-count="16829"/>
  </office:meta>
</office:document-meta>
</file>